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Standard">
      <style:text-properties officeooo:paragraph-rsid="0feebff8"/>
    </style:style>
    <style:style style:name="P72" style:family="paragraph" style:parent-style-name="Footnote">
      <style:text-properties officeooo:paragraph-rsid="101c2e62"/>
    </style:style>
    <style:style style:name="P73" style:family="paragraph" style:parent-style-name="Footnote">
      <style:text-properties officeooo:paragraph-rsid="101de698"/>
    </style:style>
    <style:style style:name="P74" style:family="paragraph" style:parent-style-name="Standard">
      <style:text-properties officeooo:paragraph-rsid="0b0ddd8e"/>
    </style:style>
    <style:style style:name="P75" style:family="paragraph" style:parent-style-name="Standard">
      <style:text-properties officeooo:paragraph-rsid="102d815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text-properties officeooo:paragraph-rsid="102ec890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5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0" style:family="text">
      <style:text-properties fo:language="en" fo:country="GB"/>
    </style:style>
    <style:style style:name="T19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language="en" fo:country="GB" officeooo:rsid="0f28d107"/>
    </style:style>
    <style:style style:name="T193" style:family="text">
      <style:text-properties fo:language="en" fo:country="GB" officeooo:rsid="0ff024dc"/>
    </style:style>
    <style:style style:name="T194" style:family="text">
      <style:text-properties officeooo:rsid="0fad59bb"/>
    </style:style>
    <style:style style:name="T19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0">Checklist for installing </text:span></text:span><text:span text:style-name="Strong_20_Emphasis"><text:span text:style-name="T80"><text:user-field-get text:name="Distro">Ubuntu</text:user-field-get></text:span></text:span><text:span text:style-name="Strong_20_Emphasis"><text:span text:style-name="T80"><text:s/></text:span></text:span><text:span text:style-name="Strong_20_Emphasis"><text:span text:style-name="T81"><text:user-field-get text:name="Version">24.04</text:user-field-get></text:span></text:span><text:span text:style-name="Strong_20_Emphasis"><text:span text:style-name="T82"><text:note text:id="ftn1" text:note-class="footnote"><text:note-citation>1</text:note-citation><text:note-body><text:p text:style-name="P73"><text:span text:style-name="T196">This </text:span><text:span text:style-name="Strong_20_Emphasis"><text:span text:style-name="T198"><text:user-field-get text:name="Distro">Ubuntu</text:user-field-get></text:span></text:span><text:span text:style-name="T197"><text:s/></text:span><text:span text:style-name="T199"><text:user-field-get text:name="Version">24.04</text:user-field-get></text:span><text:span text:style-name="T199"><text:s/></text:span><text:span text:style-name="Strong_20_Emphasis"><text:span text:style-name="T200"><text:user-field-get text:name="Edition">Server</text:user-field-get></text:span></text:span><text:span text:style-name="T196"><text:s/>(codename noble) from April </text:span><text:span text:style-name="Strong_20_Emphasis"><text:span text:style-name="T201"><text:user-field-get text:name="Releaseyear">2024</text:user-field-get></text:span></text:span><text:span text:style-name="T19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3"><text:s/></text:span></text:span><text:span text:style-name="Strong_20_Emphasis"><text:span text:style-name="T84"><text:user-field-get text:name="Edition">Server</text:user-field-get></text:span></text:span><text:span text:style-name="Strong_20_Emphasis"><text:span text:style-name="T85">.</text:span></text:span></text:p>
      <text:p text:style-name="P27"><text:span text:style-name="Strong_20_Emphasis"><text:span text:style-name="T55"/></text:span></text:p>
      <text:p text:style-name="P27"><text:span text:style-name="Strong_20_Emphasis"><text:span text:style-name="T140">This is a fillable PDF, no printing required.</text:span></text:span></text:p>
      <text:p text:style-name="P28"><text:span text:style-name="Strong_20_Emphasis"><text:span text:style-name="T79"/></text:span></text:p>
      <text:p text:style-name="P15"><text:span text:style-name="T94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4"> behind the </text:span><text:span text:style-name="T109">underlined</text:span><text:span text:style-name="T95"> </text:span><text:span text:style-name="T94">words, see [explanation]:</text:span></text:p>
      <text:p text:style-name="P16"><text:span text:style-name="Definition"><text:span text:style-name="T191">user</text:span></text:span><text:span text:style-name="T141"><text:tab/><text:tab/></text:span><text:span text:style-name="T151"> <text:tab/><text:tab/><text:tab/> </text:span><text:span text:style-name="T142"><draw:control text:anchor-type="as-char" svg:y="-0.4cm" draw:z-index="9" draw:name="Gebruiker 1" draw:style-name="gr2" draw:text-style-name="P83" svg:width="6.4cm" svg:height="0.6cm" draw:control="control8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4">ull </text:span><text:span text:style-name="T152">na</text:span><text:span text:style-name="T154">me,</text:span><text:span text:style-name="T152"> </text:span><text:span text:style-name="T154">e.g.</text:span><text:span text:style-name="T152"> </text:span><text:span text:style-name="T153">J</text:span><text:span text:style-name="T159">ohn Doe</text:span><text:span text:style-name="T158">]</text:span></text:p>
      <text:p text:style-name="P71"><text:span text:style-name="Definition"><text:span text:style-name="T157">USER</text:span></text:span><text:span text:style-name="Definition"><text:span text:style-name="T190">na</text:span></text:span><text:span text:style-name="Definition"><text:span text:style-name="T192">me</text:span></text:span><text:span text:style-name="T156"><text:tab/><text:tab/><text:tab/> </text:span><text:span text:style-name="T156"><draw:control text:anchor-type="as-char" svg:y="-0.4cm" draw:z-index="10" draw:name="Gberuikersnaam 2" draw:style-name="gr2" draw:text-style-name="P83" svg:width="6.4cm" svg:height="0.6cm" draw:control="control9"><svg:title>Gebruikersnaam</svg:title><svg:desc>Korte naam, bijv. jan</svg:desc></draw:control></text:span><text:span text:style-name="T15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89">j</text:span><text:span text:style-name="T91">oh</text:span><text:span text:style-name="T89">n</text:span><text:span text:style-name="T90">]</text:span></text:p>
      <text:p text:style-name="P16"><text:span text:style-name="Definition"><text:span text:style-name="T193">serv</text:span></text:span><text:span text:style-name="Definition"><text:span text:style-name="T190">ERNA</text:span></text:span><text:span text:style-name="Definition"><text:span text:style-name="T192">me</text:span></text:span><text:span text:style-name="T160"><text:tab/> <text:tab/> </text:span><text:span text:style-name="T190"><draw:control text:anchor-type="as-char" svg:y="-0.4cm" draw:z-index="11" draw:name="Computernaam 1" draw:style-name="gr2" draw:text-style-name="P83" svg:width="6.4cm" svg:height="0.6cm" draw:control="control10"><svg:title>Computernaam</svg:title><svg:desc>Unieke naam van de computer</svg:desc></draw:control></text:span><text:span text:style-name="T190"><text:s text:c="2"/></text:span><text:span text:style-name="T161">[</text:span><text:span text:style-name="T167">N</text:span><text:span text:style-name="T162">a</text:span><text:span text:style-name="T166">me of the</text:span><text:span text:style-name="T162"> </text:span><text:span text:style-name="T168">server</text:span><text:span text:style-name="T163">, </text:span><text:span text:style-name="T166">e.g.</text:span><text:span text:style-name="T164"> </text:span><text:span text:style-name="T168">sv</text:span><text:span text:style-name="T165">02</text:span><text:span text:style-name="T161">]</text:span></text:p>
      <text:p text:style-name="P16"><text:span text:style-name="Definition"><text:span text:style-name="T170">USER</text:span></text:span><text:span text:style-name="T169"><text:tab/><text:tab/></text:span><text:span text:style-name="T151"> <text:tab/><text:tab/><text:tab/> </text:span><text:span text:style-name="T142"><draw:control text:anchor-type="as-char" svg:y="-0.4cm" draw:z-index="12" draw:name="Gebruiker 2" draw:style-name="gr2" draw:text-style-name="P83" svg:width="6.4cm" svg:height="0.6cm" draw:control="control11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5">ull </text:span><text:span text:style-name="T146">na</text:span><text:span text:style-name="T147">me</text:span><text:span text:style-name="T146"> possibly </text:span><text:span text:style-name="T150">2</text:span><text:span text:style-name="T183">nd</text:span><text:span text:style-name="T150"> </text:span><text:span text:style-name="T148">user</text:span><text:span text:style-name="T155">]</text:span></text:p>
      <text:p text:style-name="P71"><text:span text:style-name="Definition"><text:span text:style-name="T170">USERN</text:span></text:span><text:span text:style-name="Definition"><text:span text:style-name="T171">a</text:span></text:span><text:span text:style-name="Definition"><text:span text:style-name="T172">me</text:span></text:span><text:span text:style-name="Definition"><text:span text:style-name="T177"><text:tab/><text:tab/><text:tab/> </text:span></text:span><text:span text:style-name="T156"><draw:control text:anchor-type="as-char" svg:y="-0.4cm" draw:z-index="13" draw:name="Gberuikersnaam 1" draw:style-name="gr2" draw:text-style-name="P83" svg:width="6.4cm" svg:height="0.6cm" draw:control="control12"><svg:title>Gebruikersnaam</svg:title><svg:desc>Korte naam, bijv. jan</svg:desc></draw:control></text:span><text:span text:style-name="T156"><text:s text:c="2"/></text:span><text:span text:style-name="T174">[</text:span><text:span text:style-name="T176">U</text:span><text:span text:style-name="T175">ser</text:span><text:span text:style-name="T173"> </text:span><text:span text:style-name="T179">na</text:span><text:span text:style-name="T180">me</text:span><text:span text:style-name="T179"> possibly </text:span><text:span text:style-name="T182">2</text:span><text:span text:style-name="T184">nd</text:span><text:span text:style-name="T182"> </text:span><text:span text:style-name="T181">user</text:span><text:span text:style-name="T178">]</text:span></text:p>
      <text:p text:style-name="P16"><text:span text:style-name="T92">Replace the </text:span><text:span text:style-name="T108">underlined</text:span><text:span text:style-name="T92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2">.</text:span></text:p>
      <text:p text:style-name="P46"/>
      <text:p text:style-name="P46"/>
      <text:p text:style-name="P17"><text:span text:style-name="T106">Not yet on Linux?</text:span><text:span text:style-name="T97"><text:tab/></text:span><text:span text:style-name="Strong_20_Emphasis"><text:span text:style-name="T39"><draw:control text:anchor-type="as-char" draw:z-index="14" draw:name="Vorm3" draw:style-name="gr1" draw:text-style-name="P82" svg:width="0.35cm" svg:height="0.35cm" draw:control="control13"/></text:span></text:span><text:span text:style-name="T101"><text:tab/></text:span><text:span text:style-name="T102">Use</text:span><text:span text:style-name="T98"> </text:span><text:span text:style-name="Strong_20_Emphasis"><text:span text:style-name="T110">Checklist </text:span></text:span><text:span text:style-name="Strong_20_Emphasis"><text:span text:style-name="T111">transfer</text:span></text:span><text:span text:style-name="T98"> o</text:span><text:span text:style-name="T99">n</text:span><text:span text:style-name="T9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0"> </text:span><text:span text:style-name="T99">u</text:span><text:span text:style-name="T100">nder </text:span><text:span text:style-name="T107">Linux</text:span><text:span text:style-name="T93">.</text:span></text:p>
      <text:p text:style-name="P17"><text:span text:style-name="T104">New installation?</text:span><text:span text:style-name="T93"><text:tab/><text:tab/></text:span><text:span text:style-name="Strong_20_Emphasis"><text:span text:style-name="T39"><draw:control text:anchor-type="as-char" draw:z-index="15" draw:name="Vorm 2" draw:style-name="gr1" draw:text-style-name="P82" svg:width="0.35cm" svg:height="0.35cm" draw:control="control14"/></text:span></text:span><text:span text:style-name="T103"><text:tab/>Start at chapter</text:span><text:span text:style-name="T93"> </text:span><text:span text:style-name="T104"><text:bookmark-ref text:reference-format="page" text:ref-name="__RefNumPara__4009_1271708128">2</text:bookmark-ref></text:span><text:span text:style-name="T93"><text:s text:c="2"/></text:span><text:span text:style-name="T105"><text:bookmark-ref text:reference-format="text" text:ref-name="__RefNumPara__4009_1271708128">Perform installation</text:bookmark-ref></text:span><text:span text:style-name="T96">.</text:span></text:p>
      <text:p text:style-name="P31"/>
      <text:p text:style-name="P31"/>
      <text:list text:style-name="L1">
        <text:list-item>
          <text:p text:style-name="P79"><text:bookmark-start text:name="__RefNumPara__4083_1271708128"/>Prepar<text:span text:style-name="T194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5" draw:name="Vorm3_0" draw:style-name="gr1" draw:text-style-name="P8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8" draw:name="Vorm3_ 1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57">Login any additional </text:span></text:span><text:span text:style-name="Definition"><text:span text:style-name="T189">USER</text:span></text:span><text:span text:style-name="User_20_Entry"><text:span text:style-name="T62">s</text:span></text:span><text:span text:style-name="User_20_Entry"><text:span text:style-name="T67"> </text:span></text:span><text:span text:style-name="User_20_Entry"><text:span text:style-name="T5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9"><draw:control text:anchor-type="as-char" draw:z-index="18" draw:name="Vorm4_ 2" draw:style-name="gr1" draw:text-style-name="P8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5"><text:span text:style-name="User_20_Entry"><text:span text:style-name="T185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9" draw:name="Vorm4_ 3" draw:style-name="gr1" draw:text-style-name="P8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0" draw:name="Vorm4_ 4" draw:style-name="gr1" draw:text-style-name="P82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66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0"> </text:span></text:span><text:span text:style-name="Strong_20_Emphasis"><text:span text:style-name="T43">1 <text:s/>Prepar</text:span></text:span><text:span text:style-name="Strong_20_Emphasis"><text:span text:style-name="T44">e</text:span></text:span><text:span text:style-name="Strong_20_Emphasis"><text:span text:style-name="T43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9"><draw:control text:anchor-type="as-char" draw:z-index="2" draw:name="Vorm9" draw:style-name="gr1" draw:text-style-name="P8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9"><text:span text:style-name="T113">Boot the computer from</text:span><text:span text:style-name="T117"><text:note text:id="ftn3" text:note-class="footnote"><text:note-citation>1</text:note-citation><text:note-body><text:p text:style-name="P3"><text:span text:style-name="T68">Boot menu/Setup via one of the </text:span><text:span text:style-name="T69">f</text:span><text:span text:style-name="T68">requently used keys:</text:span> <text:span text:style-name="T195">Esc</text:span>, <text:span text:style-name="T195">Delete</text:span>, <text:span text:style-name="T195">F1</text:span>, <text:span text:style-name="T195">F2</text:span>, <text:span text:style-name="T195">F9</text:span>, <text:span text:style-name="T195">F10</text:span>, <text:span text:style-name="T195">F11</text:span>, <text:span text:style-name="T210">or </text:span><text:span text:style-name="T195">F12</text:span>.</text:p></text:note-body></text:note></text:span><text:span text:style-name="T113"> an</text:span><text:span text:style-name="T115"> </text:span><text:span text:style-name="Strong_20_Emphasis"><text:span text:style-name="T87"><text:user-field-get text:name="Distro">Ubuntu</text:user-field-get></text:span></text:span><text:span text:style-name="T116"><text:s/></text:span><text:span text:style-name="T88"><text:user-field-get text:name="Version">24.04</text:user-field-get></text:span><text:span text:style-name="T52"><text:s/></text:span><text:span text:style-name="T52"><text:user-field-get text:name="Edition">Server</text:user-field-get></text:span><text:span text:style-name="T52"><text:s/>Live</text:span><text:span text:style-name="T52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6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3"> USB stick</text:span><text:span text:style-name="T53"><text:note text:id="ftn5" text:note-class="footnote"><text:note-citation>3</text:note-citation><text:note-body><text:p text:style-name="P72"><text:span text:style-name="Strong_20_Emphasis"><text:span text:style-name="T58">Create a bootable USB stick:<text:line-break/>Download a </text:span></text:span><text:span text:style-name="Strong_20_Emphasis"><text:span text:style-name="T63"><text:user-field-get text:name="Distro">Ubuntu</text:user-field-get></text:span></text:span><text:span text:style-name="Strong_20_Emphasis"><text:span text:style-name="T63"><text:s/></text:span></text:span><text:span text:style-name="Strong_20_Emphasis"><text:span text:style-name="T63"><text:user-field-get text:name="Edition">Server</text:user-field-get></text:span></text:span><text:span text:style-name="Strong_20_Emphasis"><text:span text:style-name="T61"><text:s/></text:span></text:span><text:span text:style-name="Strong_20_Emphasis"><text:span text:style-name="T63"><text:user-field-get text:name="Version">24.04</text:user-field-get></text:span></text:span><text:span text:style-name="Strong_20_Emphasis"><text:span text:style-name="T63"><text:s/></text:span></text:span><text:span text:style-name="Strong_20_Emphasis"><text:span text:style-name="T64">LTS </text:span></text:span><text:span text:style-name="Strong_20_Emphasis"><text:span text:style-name="T5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6">ubuntu.com/download</text:span></text:span></text:a><text:span text:style-name="Strong_20_Emphasis"><text:span text:style-name="T59">.</text:span></text:span></text:p><text:p text:style-name="P70"><text:span text:style-name="Strong_20_Emphasis"><text:span text:style-name="T58"><text:tab/></text:span></text:span><text:span text:style-name="Strong_20_Emphasis"><text:span text:style-name="T60">The next steps are described in </text:span></text:span><text:span text:style-name="Strong_20_Emphasis"><text:span text:style-name="T65">Linux informati</text:span></text:span><text:span text:style-name="Strong_20_Emphasis"><text:span text:style-name="T66">on</text:span></text:span><text:span text:style-name="Strong_20_Emphasis"><text:span text:style-name="T6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7">karelzimmer.nl/en</text:span></text:span></text:a><text:span text:style-name="Strong_20_Emphasis"><text:span text:style-name="T60">, under </text:span></text:span><text:span text:style-name="Strong_20_Emphasis"><text:span text:style-name="T65">Linux</text:span></text:span><text:span text:style-name="Strong_20_Emphasis"><text:span text:style-name="T60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0"> </text:span></text:span><text:span text:style-name="Strong_20_Emphasis"><text:span text:style-name="T46">Try or I</text:span></text:span><text:span text:style-name="Strong_20_Emphasis"><text:span text:style-name="T47">n</text:span></text:span><text:span text:style-name="Strong_20_Emphasis"><text:span text:style-name="T48">stall Ubuntu </text:span></text:span><text:span text:style-name="Strong_20_Emphasis"><text:span text:style-name="T49">Server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4">Follow the instructions on the </text:span></text:span><text:span text:style-name="Strong_20_Emphasis"><text:span text:style-name="T75">installation </text:span></text:span><text:span text:style-name="Strong_20_Emphasis"><text:span text:style-name="T74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0">At</text:span><text:span text:style-name="T129"> </text:span><text:span text:style-name="Strong_20_Emphasis"><text:span text:style-name="T131">Profile setup</text:span></text:span><text:span text:style-name="Strong_20_Emphasis"><text:span text:style-name="T12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2">Enter</text:span><text:span text:style-name="T133"> </text:span><text:span text:style-name="Strong_20_Emphasis"><text:span text:style-name="T131">Your</text:span></text:span><text:span text:style-name="Strong_20_Emphasis"><text:span text:style-name="T134"> n</text:span></text:span><text:span text:style-name="Strong_20_Emphasis"><text:span text:style-name="T135">a</text:span></text:span><text:span text:style-name="Strong_20_Emphasis"><text:span text:style-name="T131">me</text:span></text:span><text:span text:style-name="Strong_20_Emphasis"><text:span text:style-name="T125"> </text:span></text:span><text:span text:style-name="Definition"><text:span text:style-name="T13">user</text:span></text:span><text:span text:style-name="Strong_20_Emphasis"><text:span text:style-name="T126">, <text:line-break/></text:span></text:span><text:span text:style-name="Strong_20_Emphasis"><text:span text:style-name="T131">Your server</text:span></text:span><text:span text:style-name="Strong_20_Emphasis"><text:span text:style-name="T138">'</text:span></text:span><text:span text:style-name="Strong_20_Emphasis"><text:span text:style-name="T139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5">,<text:line-break/></text:span></text:span><text:span text:style-name="Strong_20_Emphasis"><text:span text:style-name="T136">Pick a username</text:span></text:span><text:span text:style-name="Strong_20_Emphasis"><text:span text:style-name="T125"> </text:span></text:span><text:span text:style-name="Definition"><text:span text:style-name="T13">username</text:span></text:span><text:span text:style-name="Strong_20_Emphasis"><text:span text:style-name="T125">, </text:span></text:span><text:span text:style-name="Strong_20_Emphasis"><text:span text:style-name="T127">and</text:span></text:span><text:span text:style-name="Strong_20_Emphasis"><text:span text:style-name="T125"><text:line-break/></text:span></text:span><text:span text:style-name="Strong_20_Emphasis"><text:span text:style-name="T128">enter a </text:span></text:span><text:span text:style-name="Strong_20_Emphasis"><text:span text:style-name="T137">password</text:span></text:span><text:span text:style-name="Strong_20_Emphasis"><text:span text:style-name="T128"> twice</text:span></text:span><text:span text:style-name="Strong_20_Emphasis"><text:span text:style-name="T123">.</text:span></text:span></text:p>
          </table:table-cell>
        </table:table-row>
      </table:table>
      <text:p text:style-name="P74"><text:span text:style-name="Strong_20_Emphasis"><text:span text:style-name="T41"><text:line-break/></text:span></text:span></text:p>
      <text:list text:continue-numbering="true" text:style-name="L1">
        <text:list-item>
          <text:p text:style-name="P77"><text:span text:style-name="Strong_20_Emphasis"><text:span text:style-name="T51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39"><draw:control text:anchor-type="as-char" draw:z-index="3" draw:name="Vorm24" draw:style-name="gr1" draw:text-style-name="P8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2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39"><draw:control text:anchor-type="as-char" draw:z-index="16" draw:name="Vorm4_1" draw:style-name="gr1" draw:text-style-name="P82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81"><text:span text:style-name="User_20_Entry"><text:span text:style-name="T185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17" draw:name="Vorm4_ 1" draw:style-name="gr1" draw:text-style-name="P82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3</text:span></text:span><text:span text:style-name="Strong_20_Emphasis"><text:span text:style-name="T76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2">P</text:span></text:span><text:span text:style-name="Strong_20_Emphasis"><text:span text:style-name="T4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4" draw:name="Vorm40_0" draw:style-name="gr1" draw:text-style-name="P8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7" draw:name="Vorm40_ 1" draw:style-name="gr1" draw:text-style-name="P82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1">Login any additional </text:span></text:span><text:span text:style-name="Definition"><text:span text:style-name="T188">USER</text:span></text:span><text:span text:style-name="User_20_Entry"><text:span text:style-name="T70">s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1" draw:name="Vorm4_ 5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2" draw:name="Vorm4_ 6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4 <text:s/></text:span></text:span><text:span text:style-name="Strong_20_Emphasis"><text:span text:style-name="T45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1">End of checklist,</text:span><text:span text:style-name="T122"> </text:span><text:span text:style-name="Strong_20_Emphasis"><text:span text:style-name="T86"><text:user-field-get text:name="Distro">Ubuntu</text:user-field-get></text:span></text:span><text:span text:style-name="T120"><text:s/></text:span><text:span text:style-name="T119"><text:user-field-get text:name="Version">24.04</text:user-field-get></text:span><text:span text:style-name="T119"><text:s/></text:span><text:span text:style-name="Strong_20_Emphasis"><text:span text:style-name="T54"><text:user-field-get text:name="Edition">Server</text:user-field-get></text:span></text:span><text:span text:style-name="Strong_20_Emphasis"><text:span text:style-name="T54"><text:s/></text:span></text:span><text:span text:style-name="T121">installation is complete.</text:span></text:p>
      <text:p text:style-name="P24"/>
      <text:p text:style-name="P18"><text:span text:style-name="Emphasis"><text:span text:style-name="T202">Written</text:span></text:span><text:span text:style-name="Emphasis"><text:span text:style-name="T203"> </text:span></text:span><text:span text:style-name="Emphasis"><text:span text:style-name="T202">by</text:span></text:span><text:span text:style-name="Emphasis"><text:span text:style-name="T20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09">Karel Zimmer</text:span></text:span></text:a><text:span text:style-name="Emphasis"><text:span text:style-name="T204">.</text:span></text:span></text:p>
      <text:p text:style-name="P19"><text:span text:style-name="Emphasis"><text:span text:style-name="T206">C</text:span></text:span><text:span text:style-name="Emphasis"><text:span text:style-name="T207">C0</text:span></text:span><text:span text:style-name="Emphasis"><text:span text:style-name="T204"> 1.0 </text:span></text:span><text:span text:style-name="Emphasis"><text:span text:style-name="T205">Universal</text:span></text:span><text:span text:style-name="Emphasis"><text:span text:style-name="T208"> </text:span></text:span><text:span text:style-name="Emphasis"><text:span text:style-name="T20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8"><text:s/></text:span></text:span><text:span text:style-name="Emphasis"><text:span text:style-name="T20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19T19:16:42.153702685">19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16:42.028702431</dc:date>
    <meta:keyword>Installatie</meta:keyword>
    <meta:keyword>Checklist</meta:keyword>
    <meta:keyword>Linux</meta:keyword>
    <meta:editing-cycles>6901</meta:editing-cycles>
    <meta:editing-duration>P12DT3H17M25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54" meta:non-whitespace-character-count="1983"/>
    <meta:user-defined meta:name="Info 1"/>
    <meta:user-defined meta:name="Info 2"/>
    <meta:user-defined meta:name="Info 3"/>
    <meta:user-defined meta:name="Info 4"/>
  </office:meta>
</office:document-meta>
</file>